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UN6.1" svg:font-family="SUN6.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UN6.1" fo:font-size="26pt" officeooo:rsid="00150625" officeooo:paragraph-rsid="00150625" style:font-size-asian="22.75pt" style:font-size-complex="26pt"/>
    </style:style>
    <style:style style:name="P2" style:family="paragraph" style:parent-style-name="Standard">
      <style:text-properties style:font-name="SUN6.1" fo:font-size="26pt" officeooo:rsid="0016b793" officeooo:paragraph-rsid="0016b793" style:font-size-asian="22.75pt" style:font-size-complex="26pt"/>
    </style:style>
    <style:style style:name="P3" style:family="paragraph" style:parent-style-name="Standard">
      <style:text-properties style:font-name="SUN6.1" fo:font-size="26pt" officeooo:rsid="001d20ac" officeooo:paragraph-rsid="001d20ac" style:font-size-asian="22.75pt" style:font-size-complex="26pt"/>
    </style:style>
    <style:style style:name="T1" style:family="text">
      <style:text-properties officeooo:rsid="001661c5"/>
    </style:style>
    <style:style style:name="T2" style:family="text">
      <style:text-properties officeooo:rsid="0016b793"/>
    </style:style>
    <style:style style:name="T3" style:family="text">
      <style:text-properties officeooo:rsid="001ad674"/>
    </style:style>
    <style:style style:name="T4" style:family="text">
      <style:text-properties officeooo:rsid="001b14f4"/>
    </style:style>
    <style:style style:name="T5" style:family="text">
      <style:text-properties fo:font-weight="bold" style:font-weight-asian="bold" style:font-weight-complex="bold"/>
    </style:style>
    <style:style style:name="T6" style:family="text">
      <style:text-properties officeooo:rsid="001e8e7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 for Updating Sun Fonts and Keyboard.</text:p>
      <text:p text:style-name="P1"/>
      <text:p text:style-name="P1">You will notice in the attached files a file called: <text:span text:style-name="T3">Sun6_2on4_11_2019</text:span>. kmp</text:p>
      <text:p text:style-name="P1"/>
      <text:p text:style-name="P1">Simply click on th<text:span text:style-name="T1">at</text:span> file <text:span text:style-name="T2">this will install your keyboard, Sun and Backsun fonts either automatically or by also clicking on install if asked for. </text:span></text:p>
      <text:p text:style-name="P1"/>
      <text:p text:style-name="P2">The only additional thing to do is save the dictionaries to the directory you have to work on your Sun translation. The words in these dictionaries are the ones that give the output you type in. <text:span text:style-name="T4">Secondly there is a new V-mast dictionary to match the Sun6.2 Translation dictionary that is being sent with the fonts and keyboard. From now on the V-Mast dictionary will be changed to match the new dictionary sent out with the fonts and keyboard. This includes adjustments on fonts, new synonyms and </text:span><text:soft-page-break/><text:span text:style-name="T4">new word symbols to complete thru Galatians. </text:span></text:p>
      <text:p text:style-name="P2"/>
      <text:p text:style-name="P2">Please remember to shut down Office Writer and V-Mast before using the new files. <text:span text:style-name="T3">If it the fonts still do not work hold down shift and click on the little circle with arrow in the upper left area of your browser (Google Chrome). This will refresh the cashe(memory for the program)and allow it to accept the new fonts. </text:span></text:p>
      <text:p text:style-name="P2"/>
      <text:p text:style-name="P3">I am also sending out a short 3 column dictionary called Final Proper noun and Final common word. <text:span text:style-name="T6">It is</text:span> <text:span text:style-name="T5">not </text:span>up to date. The final reference is the translators dictionary or the v-mast dictionary as I replace them as a pair. They should match as I use the same file. </text:p>
      <text:p text:style-name="P2"/>
      <text:p text:style-name="P2">As always if you have problems with these files please feel free to call me Ernie <text:soft-page-break/>Eadelman at 616-635-6324 <text:s/>or email me at ernie_eadelman@wycliffeassociates.org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SUN6.1" svg:font-family="SUN6.1"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4:40:37.054000000</meta:creation-date>
    <dc:title>Sun6_1</dc:title>
    <meta:editing-duration>PT23M41S</meta:editing-duration>
    <meta:editing-cycles>8</meta:editing-cycles>
    <meta:generator>LibreOffice/6.0.1.1$Windows_X86_64 LibreOffice_project/60bfb1526849283ce2491346ed2aa51c465abfe6</meta:generator>
    <dc:date>2019-04-11T09:50:45.828000000</dc:date>
    <meta:document-statistic meta:table-count="0" meta:image-count="0" meta:object-count="0" meta:page-count="3" meta:paragraph-count="7" meta:word-count="272" meta:character-count="1562" meta:non-whitespace-character-count="1290"/>
    <meta:template xlink:type="simple" xlink:actuate="onRequest" xlink:title="Sun6_1" xlink:href="../../../../../AppData/Roaming/LibreOffice/4/user/template/Sun6_11.ott" meta:date="2019-04-04T14:40:36.535000000"/>
  </office:meta>
</office:document-meta>
</file>